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4396b" officeooo:paragraph-rsid="0004396b"/>
    </style:style>
    <style:style style:name="P2" style:family="paragraph" style:parent-style-name="Standard">
      <style:paragraph-properties fo:text-align="center" style:justify-single-word="false"/>
      <style:text-properties officeooo:rsid="0004396b" officeooo:paragraph-rsid="0004396b"/>
    </style:style>
    <style:style style:name="P3" style:family="paragraph" style:parent-style-name="Standard">
      <style:paragraph-properties fo:text-align="start" style:justify-single-word="false"/>
      <style:text-properties officeooo:rsid="0004396b" officeooo:paragraph-rsid="000439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oc technique</text:p>
      <text:p text:style-name="P3"/>
      <text:p text:style-name="P3">pour créer une équipe:</text:p>
      <text:p text:style-name="P3">Aller sur la page de création de l’équipe</text:p>
      <text:p text:style-name="P3">Entrer les informations nécessaires </text:p>
      <text:p text:style-name="P3">valider l’enregistrement</text:p>
      <text:p text:style-name="P3"/>
      <text:p text:style-name="P3"/>
      <text:p text:style-name="P3">pour afficher toutes les équipes:</text:p>
      <text:p text:style-name="P3">aller sur la page de la liste des equipes</text:p>
      <text:p text:style-name="P3"/>
      <text:p text:style-name="P3"/>
      <text:p text:style-name="P3">pour modifier une équipe:</text:p>
      <text:p text:style-name="P3">aller sur la page de la liste des équipes</text:p>
      <text:p text:style-name="P3">cliquer sur l’équipe à modifier</text:p>
      <text:p text:style-name="P3">dans le formulaire de la page qui s’ouvrira entrer les informations à changer</text:p>
      <text:p text:style-name="P3"/>
      <text:p text:style-name="P3"/>
      <text:p text:style-name="P3">pour supprimer une équipe:</text:p>
      <text:p text:style-name="P3">aller sur la page de la liste des équipes</text:p>
      <text:p text:style-name="P3">cliquer sur l’équipe à supprimer</text:p>
      <text:p text:style-name="P3">cliquer sur supprimer l’équipe en dessous du formulair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4396b" officeooo:paragraph-rsid="0004396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Breem Valentin<text:tab/>Evaluation Symfony<text:tab/>14/10/2021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 LibreOffice_project/7cbcfc562f6eb6708b5ff7d7397325de9e764452</meta:generator>
    <dc:date>2021-10-14T15:11:35.879000000</dc:date>
    <meta:editing-duration>PT4M35S</meta:editing-duration>
    <meta:editing-cycles>3</meta:editing-cycles>
    <meta:document-statistic meta:table-count="0" meta:image-count="0" meta:object-count="0" meta:page-count="1" meta:paragraph-count="16" meta:word-count="96" meta:character-count="582" meta:non-whitespace-character-count="501"/>
  </office:meta>
</office:document-meta>
</file>